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size="14pt" style:font-size-asian="14pt" style:font-size-complex="14pt"/>
    </style:style>
  </office:automatic-styles>
  <office:body>
    <office:text text:use-soft-page-breaks="true">
      <text:p text:style-name="P1">Waarom<text:s/>gebruiken wij de 2023.2.8 versie van Unity:</text:p>
      <text:p text:style-name="Standaard">Wij gebruiken de laatste versie van unity zodat wij dan up to date zijn, en zodat er zo min mogelijk complicaties kom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rk ten Have</meta:initial-creator>
    <dc:creator>Dirk ten Have</dc:creator>
    <meta:creation-date>2024-02-13T12:09:00Z</meta:creation-date>
    <dc:date>2024-02-13T12:17:00Z</dc:date>
    <meta:template xlink:href="Normal" xlink:type="simple"/>
    <meta:editing-cycles>1</meta:editing-cycles>
    <meta:editing-duration>PT480S</meta:editing-duration>
    <meta:document-statistic meta:page-count="1" meta:paragraph-count="1" meta:word-count="26" meta:character-count="171" meta:row-count="1" meta:non-whitespace-character-count="146"/>
  </office:meta>
</office:document-meta>
</file>